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text-properties fo:language="en" fo:country="US" officeooo:paragraph-rsid="005e38b1"/>
    </style:style>
    <style:style style:name="P34" style:family="paragraph" style:parent-style-name="Grafik" style:master-page-name="">
      <style:paragraph-properties fo:orphans="0" fo:widows="0" style:page-number="auto" fo:keep-with-next="auto">
        <style:tab-stops/>
      </style:paragraph-properties>
      <style:text-properties fo:language="en" fo:country="US"/>
    </style:style>
    <style:style style:name="P35" style:family="paragraph" style:parent-style-name="Standard" style:list-style-name="L3">
      <style:text-properties fo:language="en" fo:country="US"/>
    </style:style>
    <style:style style:name="P36" style:family="paragraph" style:parent-style-name="Standard" style:list-style-name="L4">
      <style:text-properties fo:language="en" fo:country="US"/>
    </style:style>
    <style:style style:name="P37" style:family="paragraph" style:parent-style-name="Standard" style:list-style-name="L4" style:master-page-name="">
      <style:paragraph-properties style:page-number="auto" fo:padding="0cm" fo:border="none" style:shadow="none" style:join-border="false"/>
      <style:text-properties fo:language="en" fo:country="US"/>
    </style:style>
    <style:style style:name="P38"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9" style:family="paragraph" style:parent-style-name="Standard" style:list-style-name="L4">
      <style:paragraph-properties fo:padding="0cm" fo:border="none" style:shadow="none" style:join-border="false"/>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Text_20_body">
      <style:text-properties fo:language="en" fo:country="US"/>
    </style:style>
    <style:style style:name="P49"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5313d4"/>
    </style:style>
    <style:style style:name="T5" style:family="text">
      <style:text-properties officeooo:rsid="00177542"/>
    </style:style>
    <style:style style:name="T6" style:family="text">
      <style:text-properties officeooo:rsid="001b8a79"/>
    </style:style>
    <style:style style:name="T7" style:family="text">
      <style:text-properties officeooo:rsid="0018064f"/>
    </style:style>
    <style:style style:name="T8" style:family="text">
      <style:text-properties officeooo:rsid="00186d66"/>
    </style:style>
    <style:style style:name="T9" style:family="text">
      <style:text-properties officeooo:rsid="0019f5e0"/>
    </style:style>
    <style:style style:name="T10" style:family="text">
      <style:text-properties officeooo:rsid="0035efe0"/>
    </style:style>
    <style:style style:name="T11" style:family="text">
      <style:text-properties officeooo:rsid="00531d84"/>
    </style:style>
    <style:style style:name="T12" style:family="text">
      <style:text-properties officeooo:rsid="0061aaa8"/>
    </style:style>
    <style:style style:name="T13" style:family="text">
      <style:text-properties officeooo:rsid="00551475"/>
    </style:style>
    <style:style style:name="T14" style:family="text">
      <style:text-properties officeooo:rsid="004dda6e"/>
    </style:style>
    <style:style style:name="T15" style:family="text">
      <style:text-properties officeooo:rsid="0060cdbe"/>
    </style:style>
    <style:style style:name="T16" style:family="text">
      <style:text-properties officeooo:rsid="004c1da9"/>
    </style:style>
    <style:style style:name="T17" style:family="text">
      <style:text-properties fo:language="en" fo:country="US" officeooo:rsid="00551475"/>
    </style:style>
    <style:style style:name="T18" style:family="text">
      <style:text-properties fo:language="en" fo:country="US" officeooo:rsid="004c1da9"/>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10a483"/>
    </style:style>
    <style:style style:name="T26" style:family="text">
      <style:text-properties officeooo:rsid="006344ab"/>
    </style:style>
    <style:style style:name="T27" style:family="text">
      <style:text-properties officeooo:rsid="00645e91"/>
    </style:style>
    <style:style style:name="T28" style:family="text">
      <style:text-properties officeooo:rsid="0038f506"/>
    </style:style>
    <style:style style:name="T29" style:family="text">
      <style:text-properties officeooo:rsid="005c00a9"/>
    </style:style>
    <style:style style:name="T30" style:family="text">
      <style:text-properties officeooo:rsid="0045044b"/>
    </style:style>
    <style:style style:name="T31" style:family="text">
      <style:text-properties officeooo:rsid="00112fcc"/>
    </style:style>
    <style:style style:name="T32" style:family="text">
      <style:text-properties officeooo:rsid="001570ad"/>
    </style:style>
    <style:style style:name="T33" style:family="text">
      <style:text-properties officeooo:rsid="0011aa1f"/>
    </style:style>
    <style:style style:name="T34" style:family="text">
      <style:text-properties officeooo:rsid="0012cbfe"/>
    </style:style>
    <style:style style:name="T35" style:family="text">
      <style:text-properties officeooo:rsid="00467e7d"/>
    </style:style>
    <style:style style:name="T36"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4"><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text:span><text:span text:style-name="T4">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5">In the </text:span>evaluation <text:span text:style-name="T5">of </text:span><text:span text:style-name="T6">year 10 </text:span>and every five years thereafter, VEGA launches a neutral <text:span text:style-name="T5">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1"><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7">er</text:span>s, minelayers, minesweepers, transferred patrols, and <text:span text:style-name="T7">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7">notice one</text:span> other and have to point their onboard cannons at each other. Whoever has to <text:span text:style-name="T8">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text:soft-page-break/>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5"><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9">sweeper</text:span> to a sector or planet. On its way, it will remove all mines in the sectors it flies through at the speed of light. If the mine<text:span text:style-name="T9">sweeper</text:span>'s destination is a sector, it turns around and flies back to the starting planet at twice the speed of light. On the way back, the mine<text:span text:style-name="T9">sweeper</text:span> does not clear any mines.</text:p>
            <text:p text:style-name="P19">You can transfer mine<text:span text:style-name="T9">sweepers</text:span> to one of your planets at twice the speed of light. The min<text:span text:style-name="T9">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6">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0">450</text:span> ships. On the planet you can have up to <text:span text:style-name="T10">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1">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1">The c</text:span>ombat <text:span text:style-name="T11">s</text:span>trength increases the defense power of the planet and <text:span text:style-name="T12">the attack power </text:span>of <text:span text:style-name="T11">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3">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4">fight</text:span>: 100 ships<text:line-break/>Defender before <text:span text:style-name="T14">fight</text:span>: 75 ships</text:p>
      <text:p text:style-name="P23">Attacker after <text:span text:style-name="T14">fight</text:span>: 100 - <text:s/>75 = 25 ships<text:line-break/>Defender after <text:span text:style-name="T14">fight</text:span>: <text:s/>75 - 100 &lt; <text:s/>0 --&gt; <text:span text:style-name="T15">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6">strength</text:span><text:bookmark-end text:name="__RefHeading___Toc3002_3556154232"/></text:h>
      <text:p text:style-name="P29"><text:span text:style-name="T1">All planets have a combat strength of 100% at the start of the game. You can increase the combat strength of your planets to 150% and 200%. When you launch an attack, your battleships receive the combat </text:span><text:span text:style-name="T17">strength</text:span><text:span text:style-name="T1"> of the starting planet. The defender receives the combat </text:span><text:span text:style-name="T17">strength</text:span><text:span text:style-name="T1">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1">During </text:span><text:span text:style-name="T18">move</text:span><text:span text:style-name="T1"> input, you can use the </text:span><text:span text:style-name="T18">fight</text:span><text:span text:style-name="T1">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4"><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ext:soft-page-break/>The VEGA screen is divided into three areas:</text:p>
      <text:list text:style-name="L3">
        <text:list-item>
          <text:p text:style-name="P35">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5">With the help of the arrow keys ← and → you can display different information in the list at the top right of the screen, depending on the game mode (hot seat, e-mail, server game) and the current input situation (main menu or move input):</text:p>
          <text:list>
            <text:list-item>
              <text:p text:style-name="P35">Free fighters that are located on the planets. Defensive fighters are not displayed.</text:p>
            </text:list-item>
            <text:list-item>
              <text:p text:style-name="P35">All spaceships currently underway, sorted by arrival date.</text:p>
            </text:list-item>
            <text:list-item>
              <text:p text:style-name="P35">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5">Other spaceship types apart from fighters</text:p>
                </text:list-item>
                <text:list-item>
                  <text:p text:style-name="P35">Planet production dates and $ supplies</text:p>
                </text:list-item>
                <text:list-item>
                  <text:p text:style-name="P35">Defensive fighters</text:p>
                </text:list-item>
                <text:list-item>
                  <text:p text:style-name="P35">Alliances</text:p>
                </text:list-item>
              </text:list>
            </text:list-item>
          </text:list>
        </text:list-item>
        <text:list-item>
          <text:p text:style-name="P35">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6">About VEGA: Shows the build number and the link to the VEGA Web site.</text:p>
        </text:list-item>
        <text:list-item>
          <text:p text:style-name="P37">Manual: Opens this instruction manual in the PDF viewer associated with the *.pdf file extension by default on your computer.</text:p>
        </text:list-item>
        <text:list-item>
          <text:p text:style-name="P38">Tutorial and demo games: You can start the tutorial under this menu item. You will also find two demo games there that show what a well developed VEGA game can look like.</text:p>
        </text:list-item>
        <text:list-item>
          <text:p text:style-name="P36">New local game: Creates a new game that runs on your computer and is saved there.</text:p>
        </text:list-item>
        <text:list-item>
          <text:p text:style-name="P36">Load local game: Loads a local game from your computer.</text:p>
        </text:list-item>
        <text:list-item>
          <text:p text:style-name="P36">Save local game as: Saves a local game on your computer.</text:p>
        </text:list-item>
        <text:list-item>
          <text:p text:style-name="P38">Local high score list: You can only be added to the leaderboard by completing the final evaluation in the main menu of a local match.</text:p>
        </text:list-item>
        <text:list-item>
          <text:p text:style-name="P38">Import e-mail game from clipboard: If you are a player taking part in an e-mail game, you can load a game that you received from the game master via e-mail. You will find detailed instructions in the e-mail.</text:p>
        </text:list-item>
        <text:list-item>
          <text:p text:style-name="P39"><text:soft-page-break/>Games on the VEGA server: Initiate, load and manage games on the VEGA server you are currently connected to.</text:p>
        </text:list-item>
        <text:list-item>
          <text:p text:style-name="P38">High score list on the VEGA server: View the high score list on the VEGA server.</text:p>
        </text:list-item>
        <text:list-item>
          <text:p text:style-name="P36">Write e-mail: If you are playing an e-mail or server-based game, you can contact your fellow players and the game host or server administrator here.</text:p>
        </text:list-item>
        <text:list-item>
          <text:p text:style-name="P36">Game parameters: Shows the parameters of the current game. You can also change some parameters later.</text:p>
        </text:list-item>
        <text:list-item>
          <text:p text:style-name="P36">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8">Web server: Configure and activate the VEGA web server. You can find more about this in the corresponding chapter.</text:p>
        </text:list-item>
        <text:list-item>
          <text:p text:style-name="P36">Settings</text:p>
          <text:list>
            <text:list-item>
              <text:p text:style-name="P36">Language/Sprache: VEGA is available in German and English.</text:p>
            </text:list-item>
            <text:list-item>
              <text:p text:style-name="P36">VEGA server <text:span text:style-name="T25">settings</text:span>: <text:span text:style-name="T25">Administrate the credentials for various VEGA servers, and administrate your VEGA servers</text:span>.</text:p>
            </text:list-item>
            <text:list-item>
              <text:p text:style-name="P38">VEGA Display server: Here you activate VEGA as VEGA Display server in order to be able to transfer your screen to VEGA Display computers.</text:p>
            </text:list-item>
          </text:list>
        </text:list-item>
        <text:list-item>
          <text:p text:style-name="P36">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 If you choose "Infinite", play until there is only one player left.</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text:soft-page-break/>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text:span text:style-name="T26">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text:soft-page-break/>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7">the combat strength, </text:span>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Statistics: Here, like in the main menu, you can see the development of points, fighters and planets over the last few years.</text:p>
            </text:list-item>
            <text:list-item>
              <text:p text:style-name="P42">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28">Fight</text:span> simulation: Here you can try out VEGA's <text:span text:style-name="T29">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30">You can get the latest VEGA build</text:span> <text:a xlink:type="simple" xlink:href="https://github.com/spielwitz/vega/tree/master/release" text:style-name="Internet_20_link" text:visited-style-name="Visited_20_Internet_20_Link"><text:span text:style-name="T30">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text:soft-page-break/>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text:soft-page-break/>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text:soft-page-break/>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1">"</text:span>Settings &gt; VEGA <text:span text:style-name="T31">s</text:span>erver <text:span text:style-name="T31">s</text:span>ettings<text:span text:style-name="T31">"</text:span> in the menu. When you start it for the first time, you have to assign a password for <text:span text:style-name="T31">credentials</text:span>. First import the admin <text:span text:style-name="T31">credentials</text:span> under <text:span text:style-name="T31">"Credentials</text:span> &gt; + &gt; Active user from a file<text:span text:style-name="T31">"</text:span>. These were written to the <text:span text:style-name="T31">file </text:span>"_ADMIN_[ServerUrl]_[ServerPort]" in<text:span text:style-name="T31">side</text:span> the "ServerData" directory when setting up the VEGA server.</text:p>
      <text:p text:style-name="P10">In the "Server <text:span text:style-name="T31">administration</text:span>" tab you will find information about the server. There you can also <text:span text:style-name="T32">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3">s</text:span>erver <text:span text:style-name="T33">s</text:span>ettings &gt; Server <text:span text:style-name="T33">administration</text:span>". There you click the "Create new user" button and enter the new user's data. Then select "<text:span text:style-name="T33">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4">dialog </text:span>you can change the name and email of users, but not their user ID.</text:p>
      <text:p text:style-name="P10">If a user <text:span text:style-name="T34">his server</text:span> credentials, select the <text:span text:style-name="T34">"</text:span>Renew credentials<text:span text:style-name="T34">"</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4">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5">T</text:span>he VEGA Server stores its user and game data in subdirectories of the "<text:span text:style-name="T35">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6">s</text:span>erver <text:span text:style-name="T36">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6">host</text:span>. He is always the first player in the player list. Only the game <text:span text:style-name="T36">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36">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8">And this is what VEGA looked like in its childhood days:</text:p>
      <text:p text:style-name="P49"><draw:frame draw:style-name="fr2" draw:name="Grafik3" text:anchor-type="paragraph" svg:width="14.034cm" svg:height="8.931cm" draw:z-index="3"><draw:image xlink:href="Pictures/10000001000005180000033EEC82CB77.png" xlink:type="simple" xlink:show="embed" xlink:actuate="onLoad" draw:mime-type="image/png"/></draw:frame><text:soft-page-break/>VEGA on an Atari ST, developed 1989 with GFA-BASIC. Did you notice that it's the same game as in the screenshots above? You can find it in today's VEGA as "Demo Game 1"</text:p>
      <text:p text:style-name="P49"><draw:frame draw:style-name="fr2" draw:name="Grafik5" text:anchor-type="paragraph" svg:width="14.231cm" svg:height="10.652cm" draw:z-index="1"><draw:image xlink:href="Pictures/1000000100000500000003BE2CE27E25.png" xlink:type="simple" xlink:show="embed" xlink:actuate="onLoad" draw:mime-type="image/png"/></draw:frame>The same "Demo-Spiel 1" on VEGA under Windows 3.1 (1992), developed with GFA-BASIC for Windows.</text:p>
      <text:h text:style-name="P14" text:outline-level="1"><text:bookmark-start text:name="__RefHeading___Toc2348_3420781316"/><text:soft-page-break/>Final words<text:bookmark-end text:name="__RefHeading___Toc2348_3420781316"/></text:h>
      <text:p text:style-name="P48">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8">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27T18:16:50.567844925</dc:date>
    <meta:editing-duration>P19DT11H19M20S</meta:editing-duration>
    <meta:editing-cycles>1696</meta:editing-cycles>
    <meta:generator>LibreOffice/24.8.2.1$MacOSX_AARCH64 LibreOffice_project/0f794b6e29741098670a3b95d60478a65d05ef13</meta:generator>
    <meta:print-date>2024-11-26T15:25:46.090116488</meta:print-date>
    <meta:printed-by>PDF-Dateien</meta:printed-by>
    <meta:document-statistic meta:table-count="3" meta:image-count="13" meta:object-count="0" meta:page-count="22" meta:paragraph-count="401" meta:word-count="7705" meta:character-count="44843" meta:non-whitespace-character-count="36642"/>
  </office:meta>
</office:document-meta>
</file>